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============================================================================</text:p>
      <text:p text:style-name="P1">PROVISIONAL PATENT APPLICATION</text:p>
      <text:p text:style-name="P1">HAGOLEM - HUMANOID OPERATING SYSTEM PLATFORM</text:p>
      <text:p text:style-name="P1">Draft Date: December 28, 2024</text:p>
      <text:p text:style-name="P1">================================================================================</text:p>
      <text:p text:style-name="P1"/>
      <text:p text:style-name="P1">TITLE OF INVENTION:</text:p>
      <text:p text:style-name="P1">Operating System and Platform Architecture for AI-Powered Humanoid Robots with Natural Language Training and Dual-Use Economics Model</text:p>
      <text:p text:style-name="P1"/>
      <text:p text:style-name="P1">================================================================================</text:p>
      <text:p text:style-name="P1"/>
      <text:p text:style-name="P1">INVENTOR INFORMATION:</text:p>
      <text:p text:style-name="P1">Name: Meir [Last Name]</text:p>
      <text:p text:style-name="P1">Address: [Your Address]</text:p>
      <text:p text:style-name="P1">Citizenship: [Your Country]</text:p>
      <text:p text:style-name="P1"/>
      <text:p text:style-name="P1">================================================================================</text:p>
      <text:p text:style-name="P1"/>
      <text:p text:style-name="P1">FIELD OF THE INVENTION</text:p>
      <text:p text:style-name="P1"/>
      <text:p text:style-name="P1">This invention relates to operating systems for humanoid robots, specifically to a platform architecture that enables natural language training, multi-sector application development, and dual-use economic deployment of AI-powered humanoid robots across civilian and defense applications.</text:p>
      <text:p text:style-name="P1"/>
      <text:p text:style-name="P1">================================================================================</text:p>
      <text:p text:style-name="P1"/>
      <text:p text:style-name="P1">BACKGROUND OF THE INVENTION</text:p>
      <text:p text:style-name="P1"/>
      <text:p text:style-name="P1">Current humanoid robot development faces several critical limitations:</text:p>
      <text:p text:style-name="P1"/>
      <text:p text:style-name="P1">1. Programming Complexity: Existing robotic systems require specialized programming knowledge, limiting who can train and deploy robots to specific tasks.</text:p>
      <text:p text:style-name="P1"/>
      <text:p text:style-name="P1">2. Single-Use Architecture: Current robots are designed for specific applications (manufacturing OR healthcare OR defense), requiring separate development for each sector.</text:p>
      <text:p text:style-name="P1"/>
      <text:p text:style-name="P1">3. Economic Sustainability: Defense-focused robots sit idle during peacetime, representing massive capital inefficiency.</text:p>
      <text:p text:style-name="P1"/>
      <text:p text:style-name="P1">4. Fragmented Ecosystems: No universal operating system exists for humanoid robots, leading to incompatible systems and duplicated development efforts.</text:p>
      <text:p text:style-name="P1"/>
      <text:p text:style-name="P1">5. AI Integration Limitations: Current systems struggle to leverage advances in large language models and AI assistants for robot training and operation.</text:p>
      <text:p text:style-name="P1"/>
      <text:p text:style-name="P1">What is needed is a unified operating system platform that:</text:p>
      <text:p text:style-name="P1">- Enables natural language training by non-programmers</text:p>
      <text:p text:style-name="P1">- Supports applications across multiple economic sectors</text:p>
      <text:p text:style-name="P1">- Allows dual-use deployment (civilian/defense)</text:p>
      <text:p text:style-name="P1">- Creates an ecosystem where domain experts can develop applications</text:p>
      <text:p text:style-name="P1">- Leverages existing AI infrastructure rather than rebuilding it</text:p>
      <text:p text:style-name="P1"/>
      <text:p text:style-name="P1">================================================================================</text:p>
      <text:p text:style-name="P1"/>
      <text:p text:style-name="P1">SUMMARY OF THE INVENTION</text:p>
      <text:p text:style-name="P1"/>
      <text:p text:style-name="P1">HaGOLEM is a comprehensive operating system platform for AI-powered humanoid robots that solves these problems through several key innovations:</text:p>
      <text:p text:style-name="P1"/>
      <text:p text:style-name="P1">INNOVATION 1: NATURAL LANGUAGE TRAINING INTERFACE</text:p>
      <text:p text:style-name="P1">A system whereby non-technical users (chefs, doctors, construction workers, etc.) can train humanoid robots using natural language instructions and demonstration, without writing code.</text:p>
      <text:p text:style-name="P1"/>
      <text:p text:style-name="P1">INNOVATION 2: UNIVERSAL PLATFORM ARCHITECTURE</text:p>
      <text:p text:style-name="P1">An operating system that enables the same humanoid robot to run different applications across multiple sectors (manufacturing, healthcare, construction, hospitality, defense) by loading sector-specific application modules.</text:p>
      <text:p text:style-name="P1"/>
      <text:p text:style-name="P1">INNOVATION 3: DUAL-USE ECONOMICS MODEL</text:p>
      <text:p text:style-name="P1">A system architecture that allows defense-oriented robots to operate in civilian economic sectors during peacetime, generating revenue and maintaining operational readiness, then switching to defense applications during wartime or crisis situations.</text:p>
      <text:p text:style-name="P1"/>
      <text:p text:style-name="P1">INNOVATION 4: DOMAIN EXPERT APPLICATION ECOSYSTEM</text:p>
      <text:p text:style-name="P1">A platform model where the operating system provider creates the core infrastructure, while domain experts (chefs, surgeons, construction engineers, etc.) develop and distribute sector-specific applications through a marketplace model.</text:p>
      <text:p text:style-name="P1"/>
      <text:p text:style-name="P1">INNOVATION 5: AI-AGNOSTIC INTEGRATION LAYER</text:p>
      <text:p text:style-name="P1">An interface layer that allows the operating system to leverage multiple AI providers (OpenAI, Anthropic, Google, etc.) without being dependent on any single AI infrastructure provider.</text:p>
      <text:p text:style-name="P1"/>
      <text:p text:style-name="P1">INNOVATION 6: MULTI-SECTOR DIVERSIFICATION ALGORITHM</text:p>
      <text:p text:style-name="P1">A system for managing humanoid robot deployment across multiple economic sectors to optimize for economic resilience, ensuring that if one sector declines, robots can be redeployed to growing sectors.</text:p>
      <text:p text:style-name="P1"/>
      <text:p text:style-name="P1">================================================================================</text:p>
      <text:p text:style-name="P1"/>
      <text:p text:style-name="P1">DETAILED DESCRIPTION OF THE INVENTION</text:p>
      <text:p text:style-name="P1"/>
      <text:p text:style-name="P1">1. NATURAL LANGUAGE TRAINING SYSTEM</text:p>
      <text:p text:style-name="P1"/>
      <text:p text:style-name="P1">The natural language training system comprises:</text:p>
      <text:p text:style-name="P1"/>
      <text:p text:style-name="P1">A. Training Interface Module</text:p>
      <text:p text:style-name="P1">- Voice and text input processing</text:p>
      <text:p text:style-name="P1">- Demonstration capture (visual, motion tracking)</text:p>
      <text:p text:style-name="P1">- Natural language instruction parsing</text:p>
      <text:p text:style-name="P1">- Intent recognition and task decomposition</text:p>
      <text:p text:style-name="P1"/>
      <text:p text:style-name="P1">B. Knowledge Conversion Engine</text:p>
      <text:p text:style-name="P1">- Converts natural language instructions into executable robot actions</text:p>
      <text:p text:style-name="P1">- Creates task templates from demonstrations</text:p>
      <text:p text:style-name="P1">- Builds skill libraries from repeated training sessions</text:p>
      <text:p text:style-name="P1">- Generates optimization suggestions based on performance data</text:p>
      <text:p text:style-name="P1"/>
      <text:p text:style-name="P1">C. Validation and Safety System</text:p>
      <text:p text:style-name="P1">- Verifies learned behaviors against safety constraints</text:p>
      <text:p text:style-name="P1">- Tests task execution in simulation before physical deployment</text:p>
      <text:p text:style-name="P1">- Provides feedback to trainer on task success/failure</text:p>
      <text:p text:style-name="P1">- Maintains audit trail of all training sessions</text:p>
      <text:p text:style-name="P1"><text:soft-page-break/></text:p>
      <text:p text:style-name="P1">Example Implementation:</text:p>
      <text:p text:style-name="P1">A chef training a RoboChef says: "Pick up the knife, hold it at 45 degrees, and slice the carrot into 3mm pieces." The system:</text:p>
      <text:p text:style-name="P1">1. Parses the instruction into sub-tasks</text:p>
      <text:p text:style-name="P1">2. Maps language to robot motor commands</text:p>
      <text:p text:style-name="P1">3. Observes chef demonstration via cameras</text:p>
      <text:p text:style-name="P1">4. Practices in simulation</text:p>
      <text:p text:style-name="P1">5. Executes in real environment with monitoring</text:p>
      <text:p text:style-name="P1">6. Stores successful pattern for future use</text:p>
      <text:p text:style-name="P1"/>
      <text:p text:style-name="P1">2. UNIVERSAL PLATFORM ARCHITECTURE</text:p>
      <text:p text:style-name="P1"/>
      <text:p text:style-name="P1">The platform architecture consists of:</text:p>
      <text:p text:style-name="P1"/>
      <text:p text:style-name="P1">A. Core Operating System Layer</text:p>
      <text:p text:style-name="P1">- Hardware abstraction layer (supports multiple robot manufacturers)</text:p>
      <text:p text:style-name="P1">- Real-time control system</text:p>
      <text:p text:style-name="P1">- Sensor fusion and perception</text:p>
      <text:p text:style-name="P1">- Motion planning and execution</text:p>
      <text:p text:style-name="P1">- Safety and compliance monitoring</text:p>
      <text:p text:style-name="P1"/>
      <text:p text:style-name="P1">B. Application Runtime Environment</text:p>
      <text:p text:style-name="P1">- Standardized API for application developers</text:p>
      <text:p text:style-name="P1">- Resource management and scheduling</text:p>
      <text:p text:style-name="P1">- Inter-application communication</text:p>
      <text:p text:style-name="P1">- Update and version management</text:p>
      <text:p text:style-name="P1"/>
      <text:p text:style-name="P1">C. Application Modules (Sector-Specific)</text:p>
      <text:p text:style-name="P1">- RoboChef (hospitality/food service)</text:p>
      <text:p text:style-name="P1">- MediBot (healthcare)</text:p>
      <text:p text:style-name="P1">- ConstructBot (construction)</text:p>
      <text:p text:style-name="P1">- FactoryBot (manufacturing)</text:p>
      <text:p text:style-name="P1">- DefenseBot (military applications)</text:p>
      <text:p text:style-name="P1">- Each module contains sector-specific skills, compliance rules, and safety protocols</text:p>
      <text:p text:style-name="P1"/>
      <text:p text:style-name="P1">D. Marketplace Infrastructure</text:p>
      <text:p text:style-name="P1">- Application discovery and distribution</text:p>
      <text:p text:style-name="P1">- Developer tools and SDK</text:p>
      <text:p text:style-name="P1">- Revenue sharing and licensing</text:p>
      <text:p text:style-name="P1">- Quality assurance and certification</text:p>
      <text:p text:style-name="P1"/>
      <text:p text:style-name="P1">3. DUAL-USE ECONOMICS MODEL</text:p>
      <text:p text:style-name="P1"/>
      <text:p text:style-name="P1">The dual-use system enables:</text:p>
      <text:p text:style-name="P1"/>
      <text:p text:style-name="P1">A. Mode Switching Architecture</text:p>
      <text:p text:style-name="P1">- Peacetime Mode: Robot operates in civilian economic sector</text:p>
      <text:p text:style-name="P1">- Wartime/Crisis Mode: Robot switches to defense applications</text:p>
      <text:p text:style-name="P1">- Transition protocols for rapid mode switching</text:p>
      <text:p text:style-name="P1">- State preservation during mode changes</text:p>
      <text:p text:style-name="P1"/>
      <text:p text:style-name="P1">B. Economic Optimization Engine</text:p>
      <text:p text:style-name="P1">- Tracks civilian revenue generation</text:p>
      <text:p text:style-name="P1">- Maintains defense readiness certification</text:p>
      <text:p text:style-name="P1">- Schedules periodic defense training/drills</text:p>
      <text:p text:style-name="P1">- Optimizes deployment for maximum economic return while maintaining readiness</text:p>
      <text:p text:style-name="P1"/>
      <text:p text:style-name="P1">C. Compliance and Authorization System</text:p>
      <text:p text:style-name="P1">- Government authorization protocols for defense mode</text:p>
      <text:p text:style-name="P1">- Civilian operation licensing and permits</text:p>
      <text:p text:style-name="P1">- Data separation (civilian vs. defense operations)</text:p>
      <text:p text:style-name="P1">- Chain of command and control protocols</text:p>
      <text:p text:style-name="P1"/>
      <text:p text:style-name="P1">Example Implementation:</text:p>
      <text:p text:style-name="P1">A construction robot during peacetime:</text:p>
      <text:p text:style-name="P1">- Operates at construction sites 200 days/year</text:p>
      <text:p text:style-name="P1">- Generates $150,000 annual revenue</text:p>
      <text:p text:style-name="P1">- Conducts defense readiness drills 10 days/year</text:p>
      <text:p text:style-name="P1">- Upon national emergency declaration, switches to defense mode within 24 hours</text:p>
      <text:p text:style-name="P1">- Maintains skills in both domains through regular practice</text:p>
      <text:p text:style-name="P1"/>
      <text:p text:style-name="P1">4. DOMAIN EXPERT APPLICATION ECOSYSTEM</text:p>
      <text:p text:style-name="P1"/>
      <text:p text:style-name="P1">The ecosystem model consists of:</text:p>
      <text:p text:style-name="P1"/>
      <text:p text:style-name="P1">A. Platform Provider Role (HaGOLEM)</text:p>
      <text:p text:style-name="P1">- Maintains core operating system</text:p>
      <text:p text:style-name="P1">- Provides developer tools and APIs</text:p>
      <text:p text:style-name="P1">- Operates application marketplace</text:p>
      <text:p text:style-name="P1">- Ensures quality and safety standards</text:p>
      <text:p text:style-name="P1">- Collects revenue share from applications</text:p>
      <text:p text:style-name="P1"/>
      <text:p text:style-name="P1">B. Domain Expert Developer Role</text:p>
      <text:p text:style-name="P1">- Develops sector-specific applications</text:p>
      <text:p text:style-name="P1">- Provides domain knowledge and training data</text:p>
      <text:p text:style-name="P1">- Creates application-specific user interfaces</text:p>
      <text:p text:style-name="P1">- Maintains and updates applications</text:p>
      <text:p text:style-name="P1">- Receives revenue from application usage</text:p>
      <text:p text:style-name="P1"/>
      <text:p text:style-name="P1">C. End User Role</text:p>
      <text:p text:style-name="P1">- Deploys robots with selected applications</text:p>
      <text:p text:style-name="P1">- Trains robots for specific tasks using natural language</text:p>
      <text:p text:style-name="P1">- Operates robots in daily workflows</text:p>
      <text:p text:style-name="P1">- Provides feedback for application improvement</text:p>
      <text:p text:style-name="P1"/>
      <text:p text:style-name="P1">Revenue Model:</text:p>
      <text:p text:style-name="P1">- Core OS: Licensing fee per robot</text:p>
      <text:p text:style-name="P1">- Applications: Subscription or usage-based pricing</text:p>
      <text:p text:style-name="P1"><text:soft-page-break/>- Revenue share: 70% to application developer, 30% to platform</text:p>
      <text:p text:style-name="P1">- Training data: Anonymized data used to improve both OS and applications</text:p>
      <text:p text:style-name="P1"/>
      <text:p text:style-name="P1">5. AI-AGNOSTIC INTEGRATION LAYER</text:p>
      <text:p text:style-name="P1"/>
      <text:p text:style-name="P1">The AI integration system provides:</text:p>
      <text:p text:style-name="P1"/>
      <text:p text:style-name="P1">A. Unified AI Interface</text:p>
      <text:p text:style-name="P1">- Standardized API abstracting underlying AI provider</text:p>
      <text:p text:style-name="P1">- Support for multiple AI models (GPT, Claude, Gemini, etc.)</text:p>
      <text:p text:style-name="P1">- Model selection based on task requirements</text:p>
      <text:p text:style-name="P1">- Failover and redundancy across providers</text:p>
      <text:p text:style-name="P1"/>
      <text:p text:style-name="P1">B. AI Task Routing</text:p>
      <text:p text:style-name="P1">- Analyzes task complexity and requirements</text:p>
      <text:p text:style-name="P1">- Selects optimal AI provider for each task</text:p>
      <text:p text:style-name="P1">- Balances cost, latency, and capability</text:p>
      <text:p text:style-name="P1">- Caches common responses to reduce API costs</text:p>
      <text:p text:style-name="P1"/>
      <text:p text:style-name="P1">C. Provider Management</text:p>
      <text:p text:style-name="P1">- API key and authentication management</text:p>
      <text:p text:style-name="P1">- Usage tracking and cost optimization</text:p>
      <text:p text:style-name="P1">- Performance monitoring</text:p>
      <text:p text:style-name="P1">- Provider fallback strategies</text:p>
      <text:p text:style-name="P1"/>
      <text:p text:style-name="P1">Benefits:</text:p>
      <text:p text:style-name="P1">- Not dependent on any single AI company</text:p>
      <text:p text:style-name="P1">- Can leverage advances from multiple AI providers</text:p>
      <text:p text:style-name="P1">- Reduces risk of AI vendor lock-in</text:p>
      <text:p text:style-name="P1">- Optimizes cost by routing tasks to most efficient provider</text:p>
      <text:p text:style-name="P1"/>
      <text:p text:style-name="P1">6. MULTI-SECTOR DIVERSIFICATION ALGORITHM</text:p>
      <text:p text:style-name="P1"/>
      <text:p text:style-name="P1">The diversification system includes:</text:p>
      <text:p text:style-name="P1"/>
      <text:p text:style-name="P1">A. Economic Sector Monitoring</text:p>
      <text:p text:style-name="P1">- Tracks economic indicators by sector</text:p>
      <text:p text:style-name="P1">- Monitors demand for robotic services</text:p>
      <text:p text:style-name="P1">- Identifies growth and declining sectors</text:p>
      <text:p text:style-name="P1">- Predicts sector transitions</text:p>
      <text:p text:style-name="P1"/>
      <text:p text:style-name="P1">B. Deployment Optimization</text:p>
      <text:p text:style-name="P1">- Allocates robot fleet across sectors</text:p>
      <text:p text:style-name="P1">- Rebalances deployment based on economic conditions</text:p>
      <text:p text:style-name="P1">- Minimizes idle capacity</text:p>
      <text:p text:style-name="P1">- Maximizes revenue across economic cycles</text:p>
      <text:p text:style-name="P1"/>
      <text:p text:style-name="P1">C. Skill Transfer Matrix</text:p>
      <text:p text:style-name="P1">- Maps transferable skills between sectors</text:p>
      <text:p text:style-name="P1">- Identifies efficient redeployment paths</text:p>
      <text:p text:style-name="P1">- Minimizes retraining time and cost</text:p>
      <text:p text:style-name="P1">- Maintains service quality during transitions</text:p>
      <text:p text:style-name="P1"/>
      <text:p text:style-name="P1">Example Scenario:</text:p>
      <text:p text:style-name="P1">Portfolio of 1000 robots:</text:p>
      <text:p text:style-name="P1">- 30% in construction (sector declining)</text:p>
      <text:p text:style-name="P1">- 25% in manufacturing (sector stable)</text:p>
      <text:p text:style-name="P1">- 20% in healthcare (sector growing)</text:p>
      <text:p text:style-name="P1">- 15% in hospitality (sector recovering)</text:p>
      <text:p text:style-name="P1">- 10% in defense readiness</text:p>
      <text:p text:style-name="P1"/>
      <text:p text:style-name="P1">Algorithm detects construction decline, recommends:</text:p>
      <text:p text:style-name="P1">- Redeploy 100 robots to healthcare (skills transferable)</text:p>
      <text:p text:style-name="P1">- Redeploy 50 robots to manufacturing (high demand)</text:p>
      <text:p text:style-name="P1">- Retrain 50 robots for new applications</text:p>
      <text:p text:style-name="P1">- Maintain defense readiness level</text:p>
      <text:p text:style-name="P1"/>
      <text:p text:style-name="P1">Result: Revenue maintained despite construction sector decline</text:p>
      <text:p text:style-name="P1"/>
      <text:p text:style-name="P1">================================================================================</text:p>
      <text:p text:style-name="P1"/>
      <text:p text:style-name="P1">CLAIMS</text:p>
      <text:p text:style-name="P1"/>
      <text:p text:style-name="P1">1. An operating system for humanoid robots comprising:</text:p>
      <text:p text:style-name="P1"><text:s text:c="3"/>a. A natural language training interface enabling non-programmers to train robots</text:p>
      <text:p text:style-name="P1"><text:s text:c="3"/>b. A universal platform architecture supporting multiple sector-specific applications</text:p>
      <text:p text:style-name="P1"><text:s text:c="3"/>c. An AI integration layer supporting multiple AI service providers</text:p>
      <text:p text:style-name="P1"><text:s text:c="3"/>d. A marketplace infrastructure for third-party application development</text:p>
      <text:p text:style-name="P1"/>
      <text:p text:style-name="P1">2. The operating system of claim 1, wherein the natural language training interface converts spoken or written instructions into executable robot actions without requiring programming knowledge.</text:p>
      <text:p text:style-name="P1"/>
      <text:p text:style-name="P1">3. The operating system of claim 1, wherein the universal platform architecture enables a single robot to operate across multiple economic sectors by loading different application modules.</text:p>
      <text:p text:style-name="P1"/>
      <text:p text:style-name="P1">4. A dual-use economic deployment system for humanoid robots comprising:</text:p>
      <text:p text:style-name="P1"><text:s text:c="3"/>a. A mode switching architecture enabling transition between civilian and defense applications</text:p>
      <text:p text:style-name="P1"><text:s text:c="3"/>b. An economic optimization engine maximizing revenue during peacetime while maintaining defense readiness</text:p>
      <text:p text:style-name="P1"><text:s text:c="3"/>c. A compliance system managing authorization and data separation between modes</text:p>
      <text:p text:style-name="P1"/>
      <text:p text:style-name="P1">5. The dual-use system of claim 4, wherein robots generate civilian revenue during peacetime and transition to defense applications during emergencies.</text:p>
      <text:p text:style-name="P1"/>
      <text:p text:style-name="P1">6. An application ecosystem for humanoid robots comprising:</text:p>
      <text:p text:style-name="P1"><text:s text:c="3"/>a. A core operating system maintained by platform provider</text:p>
      <text:p text:style-name="P1"><text:s text:c="3"/>b. Sector-specific applications developed by domain experts</text:p>
      <text:p text:style-name="P1"><text:s text:c="3"/>c. A marketplace infrastructure for application distribution</text:p>
      <text:p text:style-name="P1"><text:s text:c="3"/>d. A revenue sharing model between platform provider and application developers</text:p>
      <text:p text:style-name="P1"/>
      <text:p text:style-name="P1">7. The application ecosystem of claim 6, wherein domain experts develop applications using their specialized knowledge without requiring robotics engineering expertise.</text:p>
      <text:p text:style-name="P1"/>
      <text:p text:style-name="P1"><text:soft-page-break/>8. An AI-agnostic integration layer for humanoid robots comprising:</text:p>
      <text:p text:style-name="P1"><text:s text:c="3"/>a. A unified interface abstracting multiple AI service providers</text:p>
      <text:p text:style-name="P1"><text:s text:c="3"/>b. A task routing system selecting optimal AI provider for each task</text:p>
      <text:p text:style-name="P1"><text:s text:c="3"/>c. A failover system providing redundancy across providers</text:p>
      <text:p text:style-name="P1"/>
      <text:p text:style-name="P1">9. The AI integration layer of claim 8, wherein the system can leverage AI services from OpenAI, Anthropic, Google, or other providers without being dependent on any single provider.</text:p>
      <text:p text:style-name="P1"/>
      <text:p text:style-name="P1">10. A multi-sector deployment optimization system comprising:</text:p>
      <text:p text:style-name="P1"><text:s text:c="4"/>a. Economic sector monitoring tracking demand across industries</text:p>
      <text:p text:style-name="P1"><text:s text:c="4"/>b. A deployment optimization algorithm allocating robots across sectors</text:p>
      <text:p text:style-name="P1"><text:s text:c="4"/>c. A skill transfer matrix enabling efficient robot redeployment between sectors</text:p>
      <text:p text:style-name="P1"/>
      <text:p text:style-name="P1">11. The deployment system of claim 10, wherein the system maintains revenue stability by rebalancing robot deployment when individual economic sectors decline.</text:p>
      <text:p text:style-name="P1"/>
      <text:p text:style-name="P1">12. A method for training humanoid robots comprising:</text:p>
      <text:p text:style-name="P1"><text:s text:c="4"/>a. Receiving natural language instructions from a non-technical trainer</text:p>
      <text:p text:style-name="P1"><text:s text:c="4"/>b. Converting instructions into robot-executable actions</text:p>
      <text:p text:style-name="P1"><text:s text:c="4"/>c. Demonstrating the task while system observes</text:p>
      <text:p text:style-name="P1"><text:s text:c="4"/>d. Validating learned behavior in simulation</text:p>
      <text:p text:style-name="P1"><text:s text:c="4"/>e. Executing in physical environment with monitoring</text:p>
      <text:p text:style-name="P1"><text:s text:c="4"/>f. Storing successful patterns for reuse</text:p>
      <text:p text:style-name="P1"/>
      <text:p text:style-name="P1">13. A method for dual-use humanoid robot deployment comprising:</text:p>
      <text:p text:style-name="P1"><text:s text:c="4"/>a. Operating robot in civilian economic sector during peacetime</text:p>
      <text:p text:style-name="P1"><text:s text:c="4"/>b. Generating revenue from civilian operations</text:p>
      <text:p text:style-name="P1"><text:s text:c="4"/>c. Maintaining defense capabilities through periodic drills</text:p>
      <text:p text:style-name="P1"><text:s text:c="4"/>d. Switching to defense mode upon authorized trigger</text:p>
      <text:p text:style-name="P1"><text:s text:c="4"/>e. Preserving state and skills across mode transitions</text:p>
      <text:p text:style-name="P1"/>
      <text:p text:style-name="P1">14. A marketplace system for humanoid robot applications comprising:</text:p>
      <text:p text:style-name="P1"><text:s text:c="4"/>a. Developer tools enabling domain experts to create applications</text:p>
      <text:p text:style-name="P1"><text:s text:c="4"/>b. Quality assurance and certification processes</text:p>
      <text:p text:style-name="P1"><text:s text:c="4"/>c. Application distribution infrastructure</text:p>
      <text:p text:style-name="P1"><text:s text:c="4"/>d. Revenue collection and sharing mechanisms</text:p>
      <text:p text:style-name="P1"><text:s text:c="4"/>e. User rating and feedback systems</text:p>
      <text:p text:style-name="P1"/>
      <text:p text:style-name="P1">15. An economic resilience system for humanoid robot fleets comprising:</text:p>
      <text:p text:style-name="P1"><text:s text:c="4"/>a. Monitoring economic indicators across multiple sectors</text:p>
      <text:p text:style-name="P1"><text:s text:c="4"/>b. Predicting sector growth and decline</text:p>
      <text:p text:style-name="P1"><text:s text:c="4"/>c. Optimizing robot deployment across sectors</text:p>
      <text:p text:style-name="P1"><text:s text:c="4"/>d. Retraining robots for sector transitions</text:p>
      <text:p text:style-name="P1"><text:s text:c="4"/>e. Maintaining overall fleet utilization and revenue</text:p>
      <text:p text:style-name="P1"/>
      <text:p text:style-name="P1">================================================================================</text:p>
      <text:p text:style-name="P1"/>
      <text:p text:style-name="P1">DRAWINGS AND DIAGRAMS (To be added)</text:p>
      <text:p text:style-name="P1"/>
      <text:p text:style-name="P1">Figure 1: System Architecture Overview</text:p>
      <text:p text:style-name="P1">Figure 2: Natural Language Training Interface Flowchart</text:p>
      <text:p text:style-name="P1">Figure 3: Dual-Use Mode Switching Diagram</text:p>
      <text:p text:style-name="P1">Figure 4: Application Ecosystem Model</text:p>
      <text:p text:style-name="P1">Figure 5: AI Integration Layer Architecture</text:p>
      <text:p text:style-name="P1">Figure 6: Multi-Sector Deployment Optimization Flowchart</text:p>
      <text:p text:style-name="P1"/>
      <text:p text:style-name="P1">================================================================================</text:p>
      <text:p text:style-name="P1"/>
      <text:p text:style-name="P1">ADVANTAGES OF THE INVENTION</text:p>
      <text:p text:style-name="P1"/>
      <text:p text:style-name="P1">1. Democratizes robot training - non-programmers can train robots</text:p>
      <text:p text:style-name="P1">2. Maximizes robot utilization across economic sectors</text:p>
      <text:p text:style-name="P1">3. Creates sustainable economic model for defense robotics</text:p>
      <text:p text:style-name="P1">4. Enables ecosystem of domain expert developers</text:p>
      <text:p text:style-name="P1">5. Avoids AI vendor lock-in through multi-provider support</text:p>
      <text:p text:style-name="P1">6. Provides economic resilience through sector diversification</text:p>
      <text:p text:style-name="P1">7. Accelerates robot application development through platform approach</text:p>
      <text:p text:style-name="P1">8. Reduces development costs by reusing core platform</text:p>
      <text:p text:style-name="P1">9. Creates network effects as more applications are developed</text:p>
      <text:p text:style-name="P1">10. Positions for rapid scaling across multiple industries</text:p>
      <text:p text:style-name="P1"/>
      <text:p text:style-name="P1">================================================================================</text:p>
      <text:p text:style-name="P1"/>
      <text:p text:style-name="P1">CONCLUSION</text:p>
      <text:p text:style-name="P1"/>
      <text:p text:style-name="P1">This provisional patent application describes a comprehensive operating system platform for AI-powered humanoid robots that addresses current limitations in robot training, deployment, and economic sustainability. The invention enables natural language training, multi-sector deployment, dual-use economics, and an ecosystem approach to application development.</text:p>
      <text:p text:style-name="P1"/>
      <text:p text:style-name="P1">================================================================================</text:p>
      <text:p text:style-name="P1"/>
      <text:p text:style-name="P1">NOTES FOR FILING:</text:p>
      <text:p text:style-name="P1"/>
      <text:p text:style-name="P1">1. This is a DRAFT provisional patent application</text:p>
      <text:p text:style-name="P1">2. Before filing, you should:</text:p>
      <text:p text:style-name="P1"><text:s text:c="3"/>- Add your complete personal information</text:p>
      <text:p text:style-name="P1"><text:s text:c="3"/>- Create simple diagrams for Figures 1-6</text:p>
      <text:p text:style-name="P1"><text:s text:c="3"/>- Review and refine claims based on your specific implementations</text:p>
      <text:p text:style-name="P1"><text:s text:c="3"/>- Consider adding more specific technical details if available</text:p>
      <text:p text:style-name="P1"><text:s text:c="3"/>- Have an attorney review if budget allows</text:p>
      <text:p text:style-name="P1"/>
      <text:p text:style-name="P1">3. Filing Process:</text:p>
      <text:p text:style-name="P1"><text:s text:c="3"/>- Go to USPTO website: www.uspto.gov</text:p>
      <text:p text:style-name="P1"><text:s text:c="3"/>- Use EFS-Web system for electronic filing</text:p>
      <text:p text:style-name="P1"><text:s text:c="3"/>- Select "Provisional Patent Application"</text:p>
      <text:p text:style-name="P1"><text:s text:c="3"/>- Pay filing fee ($65 micro-entity, $130 small entity)</text:p>
      <text:p text:style-name="P1"><text:s text:c="3"/>- Upload this document as the specification</text:p>
      <text:p text:style-name="P1"><text:s text:c="3"/>- Upload any drawings/diagrams</text:p>
      <text:p text:style-name="P1"><text:s text:c="3"/>- Receive filing receipt with application number</text:p>
      <text:p text:style-name="P1"/>
      <text:p text:style-name="P1">4. After Filing:</text:p>
      <text:p text:style-name="P1"><text:soft-page-break/><text:s text:c="3"/>- You can use "Patent Pending" in all materials</text:p>
      <text:p text:style-name="P1"><text:s text:c="3"/>- You have 12 months to file full patent application</text:p>
      <text:p text:style-name="P1"><text:s text:c="3"/>- File full patent before 12 months expires to maintain priority date</text:p>
      <text:p text:style-name="P1"><text:s text:c="3"/>- Consider international patents (PCT) if planning global deployment</text:p>
      <text:p text:style-name="P1"/>
      <text:p text:style-name="P1">5. Protection This Provides:</text:p>
      <text:p text:style-name="P1"><text:s text:c="3"/>- Establishes priority date for your invention</text:p>
      <text:p text:style-name="P1"><text:s text:c="3"/>- Allows you to use "Patent Pending" when pitching VCs</text:p>
      <text:p text:style-name="P1"><text:s text:c="3"/>- Gives you 12 months to refine and file full patent</text:p>
      <text:p text:style-name="P1"><text:s text:c="3"/>- Protects against others filing similar patents after your date</text:p>
      <text:p text:style-name="P1"><text:s text:c="3"/>- Shows VCs you're taking IP seriously</text:p>
      <text:p text:style-name="P1"/>
      <text:p text:style-name="P1">===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1T12:29:15.633703200</meta:creation-date>
    <dc:date>2025-12-31T12:32:22.134142300</dc:date>
    <meta:editing-duration>PT3M6S</meta:editing-duration>
    <meta:editing-cycles>1</meta:editing-cycles>
    <meta:document-statistic meta:table-count="0" meta:image-count="0" meta:object-count="0" meta:page-count="5" meta:paragraph-count="303" meta:word-count="2249" meta:character-count="17323" meta:non-whitespace-character-count="15176"/>
    <meta:generator>LibreOffice/25.8.3.2$Windows_X86_64 LibreOffice_project/8ca8d55c161d602844f5428fa4b58097424e324e</meta:generator>
  </office:meta>
</office:document-meta>
</file>